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4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6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9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0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2"/>
      <text:p text:style-name="P3">All examples successfully recompiled</text:p>
      <text:p text:style-name="P3"/>
      <text:p text:style-name="P4">Example 1<text:tab/>OK</text:p>
      <text:p text:style-name="P4">Example 2<text:tab/>OK</text:p>
      <text:p text:style-name="P4">Example 3<text:tab/>OK</text:p>
      <text:p text:style-name="P5">Example <text:span text:style-name="T2">4</text:span><text:tab/>OK</text:p>
      <text:p text:style-name="P5">Example <text:span text:style-name="T2">5</text:span><text:tab/>OK</text:p>
      <text:p text:style-name="P5">Example <text:span text:style-name="T2">6</text:span><text:tab/>OK</text:p>
      <text:p text:style-name="P5">Example <text:span text:style-name="T2">7</text:span><text:tab/>OK</text:p>
      <text:p text:style-name="P5">Example <text:span text:style-name="T2">8</text:span><text:tab/>OK</text:p>
      <text:p text:style-name="P5">Example <text:span text:style-name="T2">9</text:span><text:tab/>OK</text:p>
      <text:p text:style-name="P5">Example <text:span text:style-name="T2">10</text:span><text:tab/>OK</text:p>
      <text:p text:style-name="P5">Example <text:span text:style-name="T2">11</text:span><text:tab/>OK</text:p>
      <text:p text:style-name="P5"/>
      <text:p text:style-name="P6"><text:span text:style-name="T5">Also checked:</text:span><text:tab/>Commentary <text:span text:style-name="T3">input and </text:span>readout</text:p>
      <text:p text:style-name="P6"><text:tab/><text:tab/><text:tab/>User project reset</text:p>
      <text:p text:style-name="P6"><text:tab/><text:tab/><text:tab/>Intensity control</text:p>
      <text:p text:style-name="P6"><text:tab/><text:tab/><text:tab/>Recal_328_using_crystal.ino.standard</text:p>
      <text:p text:style-name="P6"><text:tab/><text:tab/><text:tab/>cal_one_wire_comms.ino.standard</text:p>
      <text:p text:style-name="P6"/>
      <text:p text:style-name="P6">PRN_16bit_GEN(<text:span text:style-name="T4">) and bootloader\1_Random_pattern_generator</text:span></text:p>
      <text:p text:style-name="P7">both write to one of 3 pairs of EEPROM registers</text:p>
      <text:p text:style-name="P8">Press E at p/r/t/D prompt to change <text:s/>EEPROM register pair </text:p>
      <text:p text:style-name="P8"/>
      <text:p text:style-name="P10">2_Receiver_Transmitter_Basic</text:p>
      <text:p text:style-name="P8"/>
      <text:p text:style-name="P9">All examples successfully recompiled</text:p>
      <text:p text:style-name="P6"><text:tab/><text:tab/><text:tab/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8T10:25:25.147000000</dc:date>
    <meta:editing-duration>PT49M39S</meta:editing-duration>
    <meta:editing-cycles>9</meta:editing-cycles>
    <meta:document-statistic meta:table-count="0" meta:image-count="0" meta:object-count="0" meta:page-count="1" meta:paragraph-count="25" meta:word-count="83" meta:character-count="646" meta:non-whitespace-character-count="569"/>
  </office:meta>
</office:document-meta>
</file>